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B000000EDD6B7130349561E8E.png" manifest:media-type="image/png"/>
  <manifest:file-entry manifest:full-path="Pictures/1000000000000020000000204B249CA79A42C6D7.png" manifest:media-type="image/png"/>
  <manifest:file-entry manifest:full-path="Pictures/1000020100000780000005A08B45E537431095BF.png" manifest:media-type="image/png"/>
  <manifest:file-entry manifest:full-path="Pictures/10000201000001ED00000053B615B5373AE76ABD.png" manifest:media-type="image/png"/>
  <manifest:file-entry manifest:full-path="Pictures/100002010000043800000048DF49C944C56160B5.png" manifest:media-type="image/png"/>
  <manifest:file-entry manifest:full-path="Pictures/100002010000015C000000E534A49F08CBE26B16.png" manifest:media-type="image/png"/>
  <manifest:file-entry manifest:full-path="Pictures/1000020100000780000005A0209F89F285E8426A.png" manifest:media-type="image/png"/>
  <manifest:file-entry manifest:full-path="Pictures/1000020100000780000005A0436665B69FFFCED5.png" manifest:media-type="image/png"/>
  <manifest:file-entry manifest:full-path="Pictures/1000020100000780000005A068AD5138C69CA65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2855" draw:textarea-horizontal-align="justify" draw:textarea-vertical-align="middle" draw:auto-grow-height="false" fo:min-height="10.863cm" fo:min-width="2.167cm"/>
    </style:style>
    <style:style style:name="gr2" style:family="graphic" style:parent-style-name="standard">
      <style:graphic-properties draw:stroke="none" svg:stroke-color="#3465a4" draw:fill="solid" draw:fill-color="#002855" draw:textarea-horizontal-align="justify" draw:textarea-vertical-align="middle" draw:auto-grow-height="false" fo:min-height="34.04cm" fo:min-width="4.834cm"/>
    </style:style>
    <style:style style:name="gr3" style:family="graphic" style:parent-style-name="standard">
      <style:graphic-properties draw:stroke="none" svg:stroke-color="#3465a4" draw:fill="solid" draw:fill-color="#eaaa00" draw:gradient-step-count="0" draw:textarea-horizontal-align="justify" draw:textarea-vertical-align="middle" draw:auto-grow-height="false" fo:min-height="34.04cm" fo:min-width="4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9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2855"/>
      <style:paragraph-properties fo:text-align="center"/>
    </style:style>
    <style:style style:name="P2" style:family="paragraph">
      <loext:graphic-properties draw:fill="solid" draw:fill-color="#eaaa00" draw:gradient-step-count="0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Times New Roman1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Times New Roman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334cm" svg:height="34.29cm" svg:x="0cm" svg:y="0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1" draw:layer="layout" svg:width="5.334cm" svg:height="34.29cm" svg:x="0cm" svg:y="34.29cm">
            <text:p/>
  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" draw:text-style-name="P2" draw:layer="layout" svg:width="4.826cm" svg:height="34.29cm" svg:x="71.374cm" svg:y="0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2" draw:layer="layout" svg:width="4.826cm" svg:height="34.29cm" svg:x="71.374cm" svg:y="34.2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4" draw:text-style-name="P3" draw:layer="layout" svg:width="65.024cm" svg:height="1.187cm" svg:x="4.572cm" svg:y="2.032cm">
          <draw:text-box>
            <text:p/>
          </draw:text-box>
        </draw:frame>
        <draw:frame draw:style-name="gr5" draw:text-style-name="P5" draw:layer="layout" svg:width="76.2cm" svg:height="4.941cm" svg:x="0cm" svg:y="5.727cm">
          <draw:text-box>
            <text:p text:style-name="P4"><text:span text:style-name="T1">Generating Concurrent Musical Accompaniment using</text:span></text:p>
            <text:p text:style-name="P4"><text:span text:style-name="T1">Artificial Intelligence</text:span></text:p>
          </draw:text-box>
        </draw:frame>
        <draw:g>
          <draw:frame draw:style-name="gr6" draw:text-style-name="P6" draw:layer="layout" svg:width="13.043cm" svg:height="2.195cm" svg:x="34.544cm" svg:y="26.962cm">
            <draw:image xlink:href="Pictures/10000201000001ED00000053B615B5373AE76ABD.png" xlink:type="simple" xlink:show="embed" xlink:actuate="onLoad">
              <text:p/>
            </draw:image>
          </draw:frame>
          <draw:frame draw:style-name="gr6" draw:text-style-name="P6" draw:layer="layout" svg:width="9.207cm" svg:height="6.058cm" svg:x="37.021cm" svg:y="30.518cm">
            <draw:image xlink:href="Pictures/100002010000015C000000E534A49F08CBE26B16.png" xlink:type="simple" xlink:show="embed" xlink:actuate="onLoad">
              <text:p/>
            </draw:image>
          </draw:frame>
        </draw:g>
        <draw:frame draw:style-name="gr6" draw:text-style-name="P6" draw:layer="layout" svg:width="18.664cm" svg:height="1.243cm" svg:x="6.99cm" svg:y="39.878cm">
          <draw:image xlink:href="Pictures/100002010000043800000048DF49C944C56160B5.png" xlink:type="simple" xlink:show="embed" xlink:actuate="onLoad">
            <text:p/>
          </draw:image>
        </draw:frame>
        <draw:frame draw:style-name="gr7" draw:text-style-name="P6" draw:layer="layout" svg:width="16.255cm" svg:height="12.191cm" svg:x="7.112cm" svg:y="42.672cm">
          <draw:image xlink:href="Pictures/1000020100000780000005A0209F89F285E8426A.png" xlink:type="simple" xlink:show="embed" xlink:actuate="onLoad">
            <text:p/>
          </draw:image>
        </draw:frame>
        <draw:frame draw:style-name="gr7" draw:text-style-name="P6" draw:layer="layout" svg:width="16.255cm" svg:height="12.191cm" svg:x="9.906cm" svg:y="12.29cm">
          <draw:image xlink:href="Pictures/1000020100000780000005A068AD5138C69CA651.png" xlink:type="simple" xlink:show="embed" xlink:actuate="onLoad">
            <text:p/>
          </draw:image>
        </draw:frame>
        <draw:frame draw:style-name="gr7" draw:text-style-name="P6" draw:layer="layout" svg:width="16.255cm" svg:height="12.191cm" svg:x="28.448cm" svg:y="12.398cm">
          <draw:image xlink:href="Pictures/1000020100000780000005A0436665B69FFFCED5.png" xlink:type="simple" xlink:show="embed" xlink:actuate="onLoad">
            <text:p/>
          </draw:image>
        </draw:frame>
        <draw:frame draw:style-name="gr7" draw:text-style-name="P6" draw:layer="layout" svg:width="16.255cm" svg:height="12.191cm" svg:x="46.991cm" svg:y="12.507cm">
          <draw:image xlink:href="Pictures/1000020100000780000005A08B45E537431095BF.png" xlink:type="simple" xlink:show="embed" xlink:actuate="onLoad">
            <text:p/>
          </draw:image>
        </draw:frame>
        <draw:frame draw:style-name="gr6" draw:text-style-name="P6" draw:layer="layout" svg:width="25.299cm" svg:height="4.644cm" svg:x="0.609cm" svg:y="0.69cm">
          <draw:image xlink:href="Pictures/100002010000050B000000EDD6B7130349561E8E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de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Times New Roman" fo:font-family="'Times New Roman'" style:font-style-name="Regular" style:font-family-generic="roman" style:font-pitch="variable" fo:font-size="2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Times New Roman" fo:font-family="'Times New Roman'" style:font-style-name="Regular" style:font-family-generic="roman" style:font-pitch="variable" fo:font-size="2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Object_20_with_20_no_20_fill_20_and_20_no_20_line">
      <style:graphic-properties draw:stroke-dash="Dashed_20__28_var_29__20_4" draw:fill-gradient-name="Gradient_20_2" draw:fill-hatch-name="Hatching_20_1" draw:fill-image-name="Bitmap_20_1"/>
      <style:text-properties fo:font-size="40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3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4.40000152587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06cm" fo:margin-bottom="0cm" fo:text-indent="0cm"/>
      <style:text-properties fo:font-size="9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977cm" fo:margin-bottom="0cm" fo:text-indent="0cm"/>
      <style:text-properties fo:font-size="78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53cm" fo:margin-bottom="0cm" fo:text-indent="0cm"/>
      <style:text-properties fo:font-size="65.3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26cm" fo:margin-bottom="0cm" fo:text-indent="0cm"/>
      <style:text-properties fo:font-size="65.3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26cm" fo:margin-bottom="0cm" fo:text-indent="0cm"/>
      <style:text-properties fo:font-size="65.3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26cm" fo:margin-bottom="0cm" fo:text-indent="0cm"/>
      <style:text-properties fo:font-size="65.3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26cm" fo:margin-bottom="0cm" fo:text-indent="0cm"/>
      <style:text-properties fo:font-size="65.3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26cm" fo:margin-bottom="0cm" fo:text-indent="0cm"/>
      <style:text-properties fo:font-size="65.3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3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6.2cm" fo:page-height="68.5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83cm" svg:height="7.047cm" svg:x="1.732cm" svg:y="2.397cm"/>
      <draw:page-thumbnail draw:layer="backgroundobjects" svg:width="7.83cm" svg:height="7.047cm" svg:x="1.732cm" svg:y="10.445cm"/>
      <draw:page-thumbnail draw:layer="backgroundobjects" svg:width="7.83cm" svg:height="7.047cm" svg:x="1.732cm" svg:y="18.493cm"/>
      <draw:page-thumbnail draw:layer="backgroundobjects" svg:width="7.83cm" svg:height="7.047cm" svg:x="12.027cm" svg:y="2.397cm"/>
      <draw:page-thumbnail draw:layer="backgroundobjects" svg:width="7.83cm" svg:height="7.047cm" svg:x="12.027cm" svg:y="10.445cm"/>
      <draw:page-thumbnail draw:layer="backgroundobjects" svg:width="7.83cm" svg:height="7.047cm" svg:x="12.027cm" svg:y="18.493cm"/>
    </style:handout-master>
    <style:master-page style:name="Default" style:page-layout-name="PM1" draw:style-name="Mdp1">
      <draw:frame presentation:style-name="Default-title" draw:layer="backgroundobjects" svg:width="68.577cm" svg:height="11.45cm" svg:x="3.81cm" svg:y="2.733cm" presentation:class="title" presentation:placeholder="true">
        <draw:text-box/>
      </draw:frame>
      <draw:frame presentation:style-name="Default-outline1" draw:layer="backgroundobjects" svg:width="68.577cm" svg:height="39.773cm" svg:x="3.81cm" svg:y="16.047cm" presentation:class="outline" presentation:placeholder="true">
        <draw:text-box/>
      </draw:frame>
      <draw:frame presentation:style-name="Mpr1" draw:text-style-name="MP2" draw:layer="backgroundobjects" svg:width="17.752cm" svg:height="4.729cm" svg:x="3.81cm" svg:y="62.4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4.153cm" svg:height="4.729cm" svg:x="26.06cm" svg:y="62.47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7.752cm" svg:height="4.729cm" svg:x="54.635cm" svg:y="62.47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20:07:12.868000000</meta:creation-date>
    <dc:date>2018-02-03T16:33:57.928000000</dc:date>
    <meta:editing-duration>PT2H29M39S</meta:editing-duration>
    <meta:editing-cycles>13</meta:editing-cycles>
    <meta:generator>LibreOffice/5.4.3.2$Windows_X86_64 LibreOffice_project/92a7159f7e4af62137622921e809f8546db437e5</meta:generator>
    <meta:document-statistic meta:object-count="40"/>
  </office:meta>
</office:document-meta>
</file>